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f6db3" officeooo:paragraph-rsid="001f6db3"/>
    </style:style>
    <style:style style:name="P2" style:family="paragraph" style:parent-style-name="Text_20_body">
      <style:text-properties officeooo:rsid="0043e405" officeooo:paragraph-rsid="006b947e"/>
    </style:style>
    <style:style style:name="P3" style:family="paragraph" style:parent-style-name="Text_20_body">
      <style:paragraph-properties fo:text-align="justify" style:justify-single-word="false"/>
      <style:text-properties officeooo:rsid="00565e84" officeooo:paragraph-rsid="004229ca"/>
    </style:style>
    <style:style style:name="P4" style:family="paragraph" style:parent-style-name="Text_20_body">
      <style:text-properties officeooo:paragraph-rsid="00578648"/>
    </style:style>
    <style:style style:name="P5" style:family="paragraph" style:parent-style-name="Text_20_body">
      <style:text-properties officeooo:rsid="00578648" officeooo:paragraph-rsid="00578648"/>
    </style:style>
    <style:style style:name="P6" style:family="paragraph" style:parent-style-name="Text_20_body">
      <style:text-properties officeooo:paragraph-rsid="006072be"/>
    </style:style>
    <style:style style:name="P7" style:family="paragraph" style:parent-style-name="Text_20_body">
      <style:text-properties officeooo:rsid="0060ae4a" officeooo:paragraph-rsid="0060ae4a"/>
    </style:style>
    <style:style style:name="P8" style:family="paragraph" style:parent-style-name="Text_20_body">
      <style:text-properties officeooo:rsid="005e4f5b" officeooo:paragraph-rsid="0061ea19"/>
    </style:style>
    <style:style style:name="P9" style:family="paragraph" style:parent-style-name="Text_20_body">
      <style:text-properties officeooo:paragraph-rsid="0061b38f"/>
    </style:style>
    <style:style style:name="P10" style:family="paragraph" style:parent-style-name="Text_20_body">
      <style:text-properties officeooo:rsid="0061b38f" officeooo:paragraph-rsid="0061b38f"/>
    </style:style>
    <style:style style:name="P11" style:family="paragraph" style:parent-style-name="Text_20_body">
      <style:text-properties officeooo:rsid="0061d3b5" officeooo:paragraph-rsid="0061d3b5"/>
    </style:style>
    <style:style style:name="P12" style:family="paragraph" style:parent-style-name="Text_20_body">
      <style:text-properties officeooo:rsid="00639537" officeooo:paragraph-rsid="00639537"/>
    </style:style>
    <style:style style:name="P13" style:family="paragraph" style:parent-style-name="Text_20_body">
      <style:text-properties officeooo:rsid="00639537" officeooo:paragraph-rsid="0064fa70"/>
    </style:style>
    <style:style style:name="P14" style:family="paragraph" style:parent-style-name="Text_20_body">
      <style:text-properties officeooo:paragraph-rsid="00639537"/>
    </style:style>
    <style:style style:name="P15" style:family="paragraph" style:parent-style-name="Text_20_body">
      <style:text-properties style:font-name="Liberation Serif" fo:font-size="10pt" officeooo:paragraph-rsid="00660fa7" style:font-size-asian="10pt" style:font-size-complex="10pt"/>
    </style:style>
    <style:style style:name="P16" style:family="paragraph" style:parent-style-name="Text_20_body">
      <style:text-properties officeooo:rsid="00662847" officeooo:paragraph-rsid="00662847"/>
    </style:style>
    <style:style style:name="P17" style:family="paragraph" style:parent-style-name="Title">
      <style:paragraph-properties fo:text-align="center" style:justify-single-word="false"/>
      <style:text-properties fo:font-size="16pt" officeooo:rsid="001837a4" style:font-size-asian="16pt" style:font-size-complex="16pt"/>
    </style:style>
    <style:style style:name="P18" style:family="paragraph" style:parent-style-name="Программный_20_код">
      <style:text-properties officeooo:rsid="005cb147" officeooo:paragraph-rsid="005cb147"/>
    </style:style>
    <style:style style:name="P19" style:family="paragraph" style:parent-style-name="Программный_20_код">
      <style:text-properties officeooo:rsid="005e4f5b" officeooo:paragraph-rsid="005e4f5b"/>
    </style:style>
    <style:style style:name="P20" style:family="paragraph" style:parent-style-name="Программный_20_код">
      <style:text-properties officeooo:rsid="005ea5d2" officeooo:paragraph-rsid="005ea5d2"/>
    </style:style>
    <style:style style:name="P21" style:family="paragraph" style:parent-style-name="Программный_20_код">
      <style:text-properties officeooo:rsid="003d2c1a" officeooo:paragraph-rsid="005cb147"/>
    </style:style>
    <style:style style:name="P22" style:family="paragraph" style:parent-style-name="Программный_20_код">
      <style:text-properties officeooo:rsid="0061b38f" officeooo:paragraph-rsid="0061b38f"/>
    </style:style>
    <style:style style:name="P23" style:family="paragraph" style:parent-style-name="Программный_20_код">
      <style:text-properties officeooo:paragraph-rsid="0061b38f"/>
    </style:style>
    <style:style style:name="P24" style:family="paragraph" style:parent-style-name="Программный_20_код">
      <style:text-properties fo:font-weight="normal" style:font-weight-asian="normal" style:font-weight-complex="normal"/>
    </style:style>
    <style:style style:name="P25" style:family="paragraph" style:parent-style-name="Программный_20_код">
      <style:text-properties fo:font-weight="normal" officeooo:rsid="00660fa7" officeooo:paragraph-rsid="00660fa7" style:font-weight-asian="normal" style:font-weight-complex="normal"/>
    </style:style>
    <style:style style:name="P26" style:family="paragraph" style:parent-style-name="Программный_20_код">
      <style:text-properties officeooo:rsid="0061d3b5" officeooo:paragraph-rsid="0061d3b5"/>
    </style:style>
    <style:style style:name="P27" style:family="paragraph" style:parent-style-name="Программный_20_код">
      <style:text-properties officeooo:rsid="0064fa70" officeooo:paragraph-rsid="0064fa70"/>
    </style:style>
    <style:style style:name="P28" style:family="paragraph" style:parent-style-name="Программный_20_код">
      <style:text-properties officeooo:paragraph-rsid="005ea5d2"/>
    </style:style>
    <style:style style:name="P29" style:family="paragraph" style:parent-style-name="Программный_20_код">
      <style:text-properties officeooo:rsid="00660fa7" officeooo:paragraph-rsid="00660fa7"/>
    </style:style>
    <style:style style:name="P30" style:family="paragraph" style:parent-style-name="Программный_20_код">
      <style:text-properties fo:font-style="italic" fo:font-weight="normal" style:font-weight-asian="normal" style:font-weight-complex="normal"/>
    </style:style>
    <style:style style:name="P31" style:family="paragraph" style:parent-style-name="Программный_20_код">
      <style:text-properties fo:font-weight="bold" officeooo:rsid="00660fa7" style:font-weight-asian="bold" style:font-weight-complex="bold"/>
    </style:style>
    <style:style style:name="P32" style:family="paragraph" style:parent-style-name="Программный_20_код">
      <style:text-properties fo:font-weight="bold" officeooo:rsid="00660fa7" officeooo:paragraph-rsid="00660fa7" style:font-weight-asian="bold" style:font-weight-complex="bol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ize="10pt" officeooo:rsid="001de145" officeooo:paragraph-rsid="00662847" style:font-size-asian="8.75pt" style:font-size-complex="10pt"/>
    </style:style>
    <style:style style:name="P34" style:family="paragraph" style:parent-style-name="Перечисление">
      <style:text-properties officeooo:rsid="00660fa7" officeooo:paragraph-rsid="00660fa7"/>
    </style:style>
    <style:style style:name="P35" style:family="paragraph" style:parent-style-name="Перечисление" style:list-style-name="L3">
      <style:text-properties officeooo:rsid="00660fa7" officeooo:paragraph-rsid="00660fa7"/>
    </style:style>
    <style:style style:name="P36" style:family="paragraph" style:parent-style-name="Перечисление">
      <style:paragraph-properties fo:text-align="justify" style:justify-single-word="false"/>
    </style:style>
    <style:style style:name="P37" style:family="paragraph" style:parent-style-name="Перечисление">
      <style:paragraph-properties fo:text-align="justify" style:justify-single-word="false"/>
      <style:text-properties officeooo:rsid="0061d3b5" officeooo:paragraph-rsid="0061d3b5"/>
    </style:style>
    <style:style style:name="P38" style:family="paragraph" style:parent-style-name="Text_20_body" style:list-style-name="L1">
      <style:text-properties officeooo:paragraph-rsid="00578648"/>
    </style:style>
    <style:style style:name="P39" style:family="paragraph" style:parent-style-name="Text_20_body" style:list-style-name="L1">
      <style:text-properties officeooo:paragraph-rsid="005965a1"/>
    </style:style>
    <style:style style:name="P40" style:family="paragraph" style:parent-style-name="Text_20_body" style:list-style-name="L1">
      <style:text-properties officeooo:paragraph-rsid="0059b9d6"/>
    </style:style>
    <style:style style:name="P41" style:family="paragraph" style:parent-style-name="Text_20_body" style:list-style-name="L2">
      <style:text-properties officeooo:rsid="00637f0a" officeooo:paragraph-rsid="00637f0a"/>
    </style:style>
    <style:style style:name="P42" style:family="paragraph" style:parent-style-name="Text_20_body">
      <style:text-properties officeooo:rsid="006072be" officeooo:paragraph-rsid="006d4ed3"/>
    </style:style>
    <style:style style:name="P43" style:family="paragraph" style:parent-style-name="Text_20_body">
      <style:text-properties officeooo:rsid="0061d3b5" officeooo:paragraph-rsid="006d4ed3"/>
    </style:style>
    <style:style style:name="P44" style:family="paragraph" style:parent-style-name="Heading_20_2">
      <style:text-properties officeooo:rsid="003d2c1a" officeooo:paragraph-rsid="00193606"/>
    </style:style>
    <style:style style:name="P45" style:family="paragraph" style:parent-style-name="Heading_20_2">
      <style:text-properties officeooo:rsid="00578648" officeooo:paragraph-rsid="005cb147"/>
    </style:style>
    <style:style style:name="P46" style:family="paragraph" style:parent-style-name="Heading_20_2">
      <style:text-properties officeooo:rsid="005e4f5b" officeooo:paragraph-rsid="0043e405"/>
    </style:style>
    <style:style style:name="P47" style:family="paragraph" style:parent-style-name="Heading_20_2">
      <style:text-properties officeooo:rsid="005e4f5b" officeooo:paragraph-rsid="005e4f5b"/>
    </style:style>
    <style:style style:name="P48" style:family="paragraph" style:parent-style-name="Heading_20_2">
      <style:text-properties officeooo:rsid="0020d2f0" officeooo:paragraph-rsid="0020d2f0"/>
    </style:style>
    <style:style style:name="T1" style:family="text">
      <style:text-properties fo:font-weight="bold" officeooo:rsid="0060ae4a" style:font-weight-asian="bold" style:font-weight-complex="bold"/>
    </style:style>
    <style:style style:name="T2" style:family="text">
      <style:text-properties fo:font-weight="bold" officeooo:rsid="0061ea19" style:font-weight-asian="bold" style:font-weight-complex="bold"/>
    </style:style>
    <style:style style:name="T3" style:family="text">
      <style:text-properties style:font-name="Liberation Mono" fo:font-size="9pt" style:font-size-asian="9pt" style:font-size-complex="9pt"/>
    </style:style>
    <style:style style:name="T4" style:family="text">
      <style:text-properties style:font-name="Liberation Mono" fo:font-size="9pt" officeooo:rsid="0043e405" style:font-size-asian="9pt" style:font-size-complex="9pt"/>
    </style:style>
    <style:style style:name="T5" style:family="text">
      <style:text-properties style:font-name="Liberation Mono" fo:font-size="9pt" officeooo:rsid="005965a1" style:font-size-asian="9pt" style:font-size-complex="9pt"/>
    </style:style>
    <style:style style:name="T6" style:family="text">
      <style:text-properties style:font-name="Liberation Mono" fo:font-size="9pt" officeooo:rsid="0059b9d6" style:font-size-asian="9pt" style:font-size-complex="9pt"/>
    </style:style>
    <style:style style:name="T7" style:family="text">
      <style:text-properties style:font-name="Liberation Mono" fo:font-size="9pt" officeooo:rsid="005bf29d" style:font-size-asian="9pt" style:font-size-complex="9pt"/>
    </style:style>
    <style:style style:name="T8" style:family="text">
      <style:text-properties style:font-name="Liberation Mono" fo:font-size="9pt" officeooo:rsid="005e4f5b" style:font-size-asian="9pt" style:font-size-complex="9pt"/>
    </style:style>
    <style:style style:name="T9" style:family="text">
      <style:text-properties style:font-name="Liberation Mono" fo:font-size="9pt" officeooo:rsid="0060ae4a" style:font-size-asian="9pt" style:font-size-complex="9pt"/>
    </style:style>
    <style:style style:name="T10" style:family="text">
      <style:text-properties style:font-name="Liberation Mono" fo:font-size="9pt" officeooo:rsid="0064fa70" style:font-size-asian="9pt" style:font-size-complex="9pt"/>
    </style:style>
    <style:style style:name="T11" style:family="text">
      <style:text-properties style:font-name="Liberation Mono" fo:font-size="9pt" style:text-underline-style="none" officeooo:rsid="005965a1" style:font-size-asian="9pt" style:font-size-complex="9pt"/>
    </style:style>
    <style:style style:name="T12" style:family="text">
      <style:text-properties style:font-name="Liberation Mono" officeooo:rsid="0060ae4a"/>
    </style:style>
    <style:style style:name="T13" style:family="text">
      <style:text-properties officeooo:rsid="0043e405"/>
    </style:style>
    <style:style style:name="T14" style:family="text">
      <style:text-properties officeooo:rsid="00565e84"/>
    </style:style>
    <style:style style:name="T15" style:family="text">
      <style:text-properties officeooo:rsid="00566c58"/>
    </style:style>
    <style:style style:name="T16" style:family="text">
      <style:text-properties officeooo:rsid="003d2c1a"/>
    </style:style>
    <style:style style:name="T17" style:family="text">
      <style:text-properties officeooo:rsid="00578648"/>
    </style:style>
    <style:style style:name="T18" style:family="text">
      <style:text-properties officeooo:rsid="005965a1"/>
    </style:style>
    <style:style style:name="T19" style:family="text">
      <style:text-properties style:text-underline-style="none" officeooo:rsid="005965a1"/>
    </style:style>
    <style:style style:name="T20" style:family="text">
      <style:text-properties officeooo:rsid="0059b9d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d2c1a" style:font-weight-asian="normal" style:font-weight-complex="normal"/>
    </style:style>
    <style:style style:name="T23" style:family="text">
      <style:text-properties fo:font-weight="normal" officeooo:rsid="000b8fc3" style:font-weight-asian="normal" style:font-weight-complex="normal"/>
    </style:style>
    <style:style style:name="T24" style:family="text">
      <style:text-properties fo:font-weight="normal" officeooo:rsid="00660fa7" style:font-weight-asian="normal" style:font-weight-complex="normal"/>
    </style:style>
    <style:style style:name="T25" style:family="text">
      <style:text-properties fo:font-weight="normal" officeooo:rsid="006d4ed3" style:font-weight-asian="normal" style:font-weight-complex="normal"/>
    </style:style>
    <style:style style:name="T26" style:family="text">
      <style:text-properties officeooo:rsid="005bf29d"/>
    </style:style>
    <style:style style:name="T27" style:family="text">
      <style:text-properties officeooo:rsid="005e4f5b"/>
    </style:style>
    <style:style style:name="T28" style:family="text">
      <style:text-properties officeooo:rsid="0060ae4a"/>
    </style:style>
    <style:style style:name="T29" style:family="text">
      <style:text-properties officeooo:rsid="0061b38f"/>
    </style:style>
    <style:style style:name="T30" style:family="text">
      <style:text-properties fo:font-style="italic"/>
    </style:style>
    <style:style style:name="T31" style:family="text">
      <style:text-properties officeooo:rsid="0061d3b5"/>
    </style:style>
    <style:style style:name="T32" style:family="text">
      <style:text-properties officeooo:rsid="0061d5c6"/>
    </style:style>
    <style:style style:name="T33" style:family="text">
      <style:text-properties officeooo:rsid="0061ea19"/>
    </style:style>
    <style:style style:name="T34" style:family="text">
      <style:text-properties officeooo:rsid="00637f0a"/>
    </style:style>
    <style:style style:name="T35" style:family="text">
      <style:text-properties officeooo:rsid="00639537"/>
    </style:style>
    <style:style style:name="T36" style:family="text">
      <style:text-properties officeooo:rsid="0068e70f"/>
    </style:style>
    <style:style style:name="T37" style:family="text">
      <style:text-properties officeooo:rsid="006b8af6"/>
    </style:style>
    <style:style style:name="T38" style:family="text">
      <style:text-properties officeooo:rsid="006b947e"/>
    </style:style>
    <style:style style:name="T39" style:family="text">
      <style:text-properties officeooo:rsid="006d4ed3"/>
    </style:style>
    <style:style style:name="T40" style:family="text">
      <style:text-properties style:font-name="Liberation Mono" fo:font-size="9pt" officeooo:rsid="006d4ed3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4">4 способа писать в защищённую страницу </text:span><text:s/></text:p>
      <text:p text:style-name="P1">Редакция 0<text:span text:style-name="T36">3</text:span> от <text:span text:style-name="T20">16.1</text:span>0.2015</text:p>
      <text:p text:style-name="P3">Имеется в виду выполнение записи по аппаратно защищённому от записи адресу памяти в архитектуре x86. И <text:span text:style-name="T15">то, </text:span>как это делается в операционной системе Linux. И, естественно, в режиме ядра Linux, потому как в пользовательском пространстве, такие трюки запрещены. Бывает, знаете ли, непреодолимое желание записать в защищённую область … когда программируешь вирус или троян...</text:p>
      <text:h text:style-name="P44" text:outline-level="2"><text:span text:style-name="T15">Описание проблемы</text:span> </text:h>
      <text:p text:style-name="P4"><text:span text:style-name="T15">А если серьёзно, то проблема записи в защищённые от записи страницы оперативной памяти возникает время от времени при программировании модулей ядра под Linux. Например, при модификации селекторной таблицы системных вызовов </text:span><text:span text:style-name="T4">sys_call_table</text:span><text:span text:style-name="T13"> для модификации, встраивания, имплементации, подмены, перехвата системного вызова — в разных публикациях это действие называют по разному. Но не только для этих целей... </text:span></text:p>
      <text:p text:style-name="P5">Очень коротко ситуация выглядит так:</text:p>
      <text:list xml:id="list4205298743281557853" text:style-name="L1">
        <text:list-item>
          <text:p text:style-name="P38"><text:span text:style-name="T16">В архитектуре x86 существует защитный механизм, который при попытке записи в защищённые от записи </text:span><text:span text:style-name="T22">страницы</text:span><text:span text:style-name="T16"> памяти приводит к возбуждению исключения.</text:span></text:p>
        </text:list-item>
        <text:list-item>
          <text:p text:style-name="P39"><text:span text:style-name="T18">Права доступа к странице (разрешение или запрет записи) описываются битом </text:span><text:span text:style-name="T5">_</text:span><text:span text:style-name="T11">PAGE_BIT_RW</text:span><text:span text:style-name="T19"> (1-й)</text:span><text:span text:style-name="T18"> в соответствующей этой странице структуре типа </text:span><text:span text:style-name="T5">pte_t</text:span><text:span text:style-name="T18">. Сброс этого бита запрещает запись в страницу.</text:span></text:p>
        </text:list-item>
        <text:list-item>
          <text:p text:style-name="P40"><text:span text:style-name="T18">Со стороны процессора контролем защитой записи управляет бит </text:span><text:span text:style-name="T5">X86_CR0_WP</text:span><text:span text:style-name="T18"> (</text:span>16-<text:span text:style-name="T20">й) системного управляющего регистра </text:span><text:span text:style-name="T6">CR0</text:span><text:span text:style-name="T20"> — при <text:s/>установленном этом бите попытка записи в защищённую от записи страницу возбуждает исключение этого процессора.</text:span></text:p>
        </text:list-item>
      </text:list>
      <text:p text:style-name="P2">О актуальности задачи записи в аппаратно защищённую область памяти говорит <text:span text:style-name="T37">и </text:span>заметное<text:span text:style-name="T37"> </text:span>число публикаций <text:span text:style-name="T38">на эту</text:span> тему, и число предлагаемых способов решения задачи. Последовательному рассмотрению способов и посвящена оставшаяся часть обзора... <text:span text:style-name="T34">По каждому из способов будет приведено:</text:span></text:p>
      <text:list xml:id="list5238977804392780553" text:style-name="L2">
        <text:list-item>
          <text:p text:style-name="P41"><text:span text:style-name="T38">Образец к</text:span>од<text:span text:style-name="T38">а</text:span>, испытанный и пригодный для использования;</text:p>
        </text:list-item>
        <text:list-item>
          <text:p text:style-name="P41">Известные мне ссылки на авторство подобного кода (хотя это очень относительно, по<text:span text:style-name="T38">т</text:span>ому как по решающим <text:span text:style-name="T38">эту </text:span>задачу способам существует достаточно много независимых источников);</text:p>
        </text:list-item>
      </text:list>
      <text:h text:style-name="Heading_20_2" text:outline-level="2"><text:span text:style-name="T17">Отключение страниной защиты, ассемблер </text:span><text:s/></text:h>
      <text:p text:style-name="P6">Простейшим решением данной проблемы является временное отключение страничной защиты сбросом бита <text:span text:style-name="T5">X86_CR0_WP</text:span> регистра <text:span text:style-name="T3">CR0</text:span>. <text:span text:style-name="T26">Этот способ я использую добрый десяток лет, и он упоминается в нескольких публикациях разных лет, например, </text:span><text:a xlink:type="simple" xlink:href="http://vulnfactory.org/blog/2011/08/12/wp-safe-or-not/"><text:span text:style-name="T26">WP: Safe or Not?</text:span></text:a><text:span text:style-name="T26"> (</text:span>Dan Rosenberg, <text:span text:style-name="T26">2011г.). Один из путей такой реализации — это инлайновые ассемблерные вставки (макросы, расширение компилятора GCC). В моём варианте и в демонстрационном тесте этот вариант выглядит так (файл </text:span><text:span text:style-name="T7">rw_cr0.c</text:span><text:span text:style-name="T26">):</text:span></text:p>
      <text:p text:style-name="P18">static inline void rw_enable( void ) { </text:p>
      <text:p text:style-name="P18"><text:s text:c="3"/>asm( "cli \n" </text:p>
      <text:p text:style-name="P18"><text:s text:c="8"/>"pushl %eax \n" </text:p>
      <text:p text:style-name="P18"><text:s text:c="8"/>"movl %cr0, %eax \n" </text:p>
      <text:p text:style-name="P18"><text:s text:c="8"/>"andl $0xfffeffff, %eax \n" </text:p>
      <text:p text:style-name="P18"><text:s text:c="8"/>"movl %eax, %cr0 \n" </text:p>
      <text:p text:style-name="P18"><text:soft-page-break/><text:s text:c="8"/>"popl %eax" ); </text:p>
      <text:p text:style-name="P18">} </text:p>
      <text:p text:style-name="P18"/>
      <text:p text:style-name="P18">static inline void rw_disable( void ) { </text:p>
      <text:p text:style-name="P18"><text:s text:c="3"/>asm( "pushl %eax \n" </text:p>
      <text:p text:style-name="P18"><text:s text:c="8"/>"movl %cr0, %eax \n" </text:p>
      <text:p text:style-name="P18"><text:s text:c="8"/>"orl $0x00010000, %eax \n" </text:p>
      <text:p text:style-name="P18"><text:s text:c="8"/>"movl %eax, %cr0 \n" </text:p>
      <text:p text:style-name="P18"><text:s text:c="8"/>"popl %eax \n" </text:p>
      <text:p text:style-name="P18"><text:s text:c="8"/>"sti " ); </text:p>
      <text:p text:style-name="P18">} </text:p>
      <text:p text:style-name="P21"/>
      <text:p text:style-name="Перечисление"><text:span text:style-name="T39">(Сохранение и восстановление регистра </text:span><text:span text:style-name="T40">eax</text:span><text:span text:style-name="T39"> можно исключить, здесь это сохранено … для чистоты эксперимента.)</text:span></text:p>
      <text:p text:style-name="P42"><text:span text:style-name="T39">Первое, что всегда возражают на такой метод по первому взгляду — это то, что, поскольку это основано <text:s text:c="7"/>на управлении конкретным процессором, в SMP системах </text:span><text:span text:style-name="T1">между</text:span><text:span text:style-name="T28"> установкой регистра </text:span><text:span text:style-name="T12">CR0</text:span><text:span text:style-name="T28"> и записью в защищаемую область выполнение модуля может быть перепланировано на другой процессор, для которого страничная защита не отключена. Вероятность такого стечения обстоятельств не больше, чем если бы вас в центре Москвы укусила змея, убежавшая из зоопарка. Но вероятность такого существует и она конечна, хоть и исчезающе мала. Для того, чтобы воспрепятствовать возникновению этой ситуации, из ассемблерного кода мы запрещаем локальные прерывания процессора операцией </text:span><text:span text:style-name="T9">cli</text:span><text:span text:style-name="T28"> перед записью, и освобождаем прерывания только после завершения записи операцией </text:span><text:span text:style-name="T9">sti</text:span><text:span text:style-name="T28"> (точно так же делает и Dan Rosenberg в упоминавшейся публикации).</text:span></text:p>
      <text:p text:style-name="P7">Что <text:span text:style-name="T39">намного </text:span>неприятнее в показанном коде, это то, что он написан для 32-бит архитектуры (i386), а в 64-бит архитектуре не будет не только выполняться, но даже компилироваться. Разрешить это можно тем, что иметь различные коды, зависящие от архитектуры:</text:p>
      <text:p text:style-name="P22">#ifdef __i386__ </text:p>
      <text:p text:style-name="P22"><text:s text:c="3"/>// ... то, чт<text:span text:style-name="T39">о</text:span> было показано выше</text:p>
      <text:p text:style-name="P22">#else </text:p>
      <text:p text:style-name="P22">static inline void rw_enable( void ) { </text:p>
      <text:p text:style-name="P22"><text:s text:c="3"/>asm( "cli \n" </text:p>
      <text:p text:style-name="P22"><text:s text:c="8"/>"pushq %rax \n" </text:p>
      <text:p text:style-name="P22"><text:s text:c="8"/>"movq %cr0, %rax \n" </text:p>
      <text:p text:style-name="P22"><text:s text:c="8"/>"andq $0xfffffffffffeffff, %rax \n" </text:p>
      <text:p text:style-name="P22"><text:s text:c="8"/>"movq %rax, %cr0 \n" </text:p>
      <text:p text:style-name="P22"><text:s text:c="8"/>"popq %rax " ); </text:p>
      <text:p text:style-name="P22">} </text:p>
      <text:p text:style-name="P22"/>
      <text:p text:style-name="P22">static inline void rw_disable( void ) { </text:p>
      <text:p text:style-name="P22"><text:s text:c="3"/>asm( "pushq %rax \n" </text:p>
      <text:p text:style-name="P22"><text:s text:c="8"/>"movq %cr0, %rax \n" </text:p>
      <text:p text:style-name="P22"><text:s text:c="8"/>"xorq $0x0000000000001000, %rax \n" </text:p>
      <text:p text:style-name="P22"><text:s text:c="8"/>"movq %rax, %cr0 \n" </text:p>
      <text:p text:style-name="P22"><text:s text:c="8"/>"popq %rax \n" </text:p>
      <text:p text:style-name="P22"><text:s text:c="8"/>"sti " ); </text:p>
      <text:p text:style-name="P22">} </text:p>
      <text:p text:style-name="P22">#endif </text:p>
      <text:h text:style-name="P45" text:outline-level="2">Отключение страниной защиты, API ядра </text:h>
      <text:p text:style-name="P9"><text:span text:style-name="T29">Можно сделать то же самое, что и ранее, но опираясь не ассемблерный код, а на API ядра (файл </text:span><text:soft-page-break/><text:span text:style-name="T8">rw_pax.c</text:span><text:span text:style-name="T27">). Вот фрагмент такого кода почти в том же неизменном виде, как его приводит Dan Rosenberg:</text:span></text:p>
      <text:p text:style-name="P19">#include &lt;linux/preempt.h&gt; </text:p>
      <text:p text:style-name="P19">#include &lt;asm/paravirt.h&gt; </text:p>
      <text:p text:style-name="P19">#include &lt;asm-generic/bug.h&gt; </text:p>
      <text:p text:style-name="P19">#include &lt;linux/version.h&gt; </text:p>
      <text:p text:style-name="P19"/>
      <text:p text:style-name="P19">static inline unsigned long native_pax_open_kernel( void ) { </text:p>
      <text:p text:style-name="P19"><text:s text:c="4"/>unsigned long cr0; </text:p>
      <text:p text:style-name="P19"><text:s text:c="4"/>preempt_disable(); </text:p>
      <text:p text:style-name="P19"><text:s text:c="4"/>barrier(); </text:p>
      <text:p text:style-name="P19"><text:s text:c="4"/>cr0 = read_cr0() ^ X86_CR0_WP; </text:p>
      <text:p text:style-name="P19"><text:s text:c="4"/>BUG_ON( unlikely( cr0 &amp; X86_CR0_WP ) ); </text:p>
      <text:p text:style-name="P19"><text:s text:c="4"/>write_cr0( cr0 ); </text:p>
      <text:p text:style-name="P19"><text:s text:c="4"/>return cr0 ^ X86_CR0_WP; </text:p>
      <text:p text:style-name="P19">} </text:p>
      <text:p text:style-name="P19"/>
      <text:p text:style-name="P19">static inline unsigned long native_pax_close_kernel( void ) { </text:p>
      <text:p text:style-name="P19"><text:s text:c="4"/>unsigned long cr0; </text:p>
      <text:p text:style-name="P19"><text:s text:c="4"/>cr0 = read_cr0() ^ X86_CR0_WP; </text:p>
      <text:p text:style-name="P19"><text:s text:c="4"/>BUG_ON( unlikely( !( cr0 &amp; X86_CR0_WP ) ) ); </text:p>
      <text:p text:style-name="P19"><text:s text:c="4"/>write_cr0( cr0 ); </text:p>
      <text:p text:style-name="P19"><text:s text:c="4"/>barrier(); </text:p>
      <text:p text:style-name="P19">#if LINUX_VERSION_CODE &lt; KERNEL_VERSION(3,14,0) </text:p>
      <text:p text:style-name="P19"><text:s text:c="4"/>preempt_enable_no_resched(); </text:p>
      <text:p text:style-name="P19">#else </text:p>
      <text:p text:style-name="P19"><text:s text:c="4"/>preempt_count_dec(); </text:p>
      <text:p text:style-name="P19">#endif </text:p>
      <text:p text:style-name="P19"><text:s text:c="4"/>return cr0 ^ X86_CR0_WP; </text:p>
      <text:p text:style-name="P19">}</text:p>
      <text:p text:style-name="P9">Примечание «почти» относится к тому, что вызов <text:span text:style-name="T8">preempt_enable_no_resched()</text:span> был доступен до ядра <text:span text:style-name="T29">3.13 (в 2011г. когда писалась статья)</text:span>. <text:span text:style-name="T29">Начиная с ядра 3.14 и далее этот вызов закрыт вот таким условным препроцессорным определением:</text:span></text:p>
      <text:p text:style-name="Программный_20_код">#ifdef MODULE</text:p>
      <text:p text:style-name="P30">/*</text:p>
      <text:p text:style-name="P24"><text:s/><text:span text:style-name="T30">* Modules have no business playing preemption tricks.</text:span></text:p>
      <text:p text:style-name="P24"><text:s/><text:span text:style-name="T30">*/</text:span></text:p>
      <text:p text:style-name="Программный_20_код">#undef <text:span text:style-name="T29">sched_preempt_enable_no_resched </text:span></text:p>
      <text:p text:style-name="P23">#undef <text:span text:style-name="T27">preempt_enable_no_resched</text:span> </text:p>
      <text:p text:style-name="P36"><text:span text:style-name="T39">Но макросы </text:span><text:span text:style-name="T40">preempt_enable_no_resched()</text:span><text:span text:style-name="T39"> и </text:span><text:span text:style-name="T40">preempt_count_dec()</text:span><text:span text:style-name="T39"> определены в более поздних ядрах практически идентично. </text:span></text:p>
      <text:p text:style-name="P10"><text:span text:style-name="T39">Куда </text:span>неприятн<text:span text:style-name="T39">ее</text:span> то <text:span text:style-name="T39">обстоятельство</text:span>, что <text:span text:style-name="T39">показанный </text:span>код благополучно выполняется <text:span text:style-name="T39">и в поздних версиях (старше 3.14) ядра</text:span>, но вскоре после его <text:span text:style-name="T39">выполнения</text:span>, из других приложений появляются предупреждающие <text:span text:style-name="T39">(warning)</text:span> сообщения ядра, <text:span text:style-name="T31">вида</text:span>:</text:p>
      <text:p text:style-name="P26">[ <text:s/>337.230937] ------------[ cut here ]------------ </text:p>
      <text:p text:style-name="P26">[ <text:s/>337.230949] WARNING: CPU: 1 PID: 3410 at /build/buildd/linux-lts-utopic-3.16.0/init/main.c:802 do_one_initcall+0x1cb/0x1f0() </text:p>
      <text:p text:style-name="P26">[ <text:s/>337.230955] initcall rw_init+0x0/0x1000 [srw] returned with preemption imbalance </text:p>
      <text:p text:style-name="P37">(Я не вникал детально в происходящее, но это как-то связано с нарушением балансировки работ между процессорами SMP, <text:span text:style-name="T39">или оценкой такой балансировки</text:span>.)</text:p>
      <text:p text:style-name="P43"><text:span text:style-name="T39">В</text:span>озникающие <text:span text:style-name="T39">в</text:span> ядре <text:span text:style-name="T39">даже </text:span>предупреждения — это <text:span text:style-name="T39">уже достаточно</text:span> серьёзно, от них хотелось бы <text:soft-page-break/>избавиться. Этого можно достигнуть повторив трюк с локальными прерываниями из <text:span text:style-name="T39">ранее рассмотренного </text:span>ассемблерного кода (файл <text:span text:style-name="T3">rw_pai.c</text:span>):</text:p>
      <text:p text:style-name="P26">static inline unsigned long native_pai_open_kernel( void ) { </text:p>
      <text:p text:style-name="P26"><text:s text:c="3"/>unsigned long cr0; </text:p>
      <text:p text:style-name="P26"><text:s text:c="3"/>local_irq_disable(); </text:p>
      <text:p text:style-name="P26"><text:s text:c="3"/>barrier(); </text:p>
      <text:p text:style-name="P26"><text:s text:c="3"/>cr0 = read_cr0() ^ X86_CR0_WP; </text:p>
      <text:p text:style-name="P26"><text:s text:c="3"/>BUG_ON( unlikely( cr0 &amp; X86_CR0_WP ) ); </text:p>
      <text:p text:style-name="P26"><text:s text:c="3"/>write_cr0( cr0 ); </text:p>
      <text:p text:style-name="P26"><text:s text:c="3"/>return cr0 ^ X86_CR0_WP; </text:p>
      <text:p text:style-name="P26">} </text:p>
      <text:p text:style-name="P26"/>
      <text:p text:style-name="P26">static inline unsigned long native_pai_close_kernel( void ) { </text:p>
      <text:p text:style-name="P26"><text:s text:c="3"/>unsigned long cr0; </text:p>
      <text:p text:style-name="P26"><text:s text:c="3"/>cr0 = read_cr0() ^ X86_CR0_WP; </text:p>
      <text:p text:style-name="P26"><text:s text:c="3"/>BUG_ON( unlikely( !( cr0 &amp; X86_CR0_WP ) ) ); </text:p>
      <text:p text:style-name="P26"><text:s text:c="3"/>write_cr0( cr0 ); </text:p>
      <text:p text:style-name="P26"><text:s text:c="3"/>barrier(); </text:p>
      <text:p text:style-name="P26"><text:s text:c="3"/>local_irq_enable(); </text:p>
      <text:p text:style-name="P26"><text:s text:c="3"/>return cr0 ^ X86_CR0_WP; </text:p>
      <text:p text:style-name="P26">} </text:p>
      <text:p text:style-name="P11">Этот код успешно и компилируется и работает в архитектурах и 32 и 64 бит <text:span text:style-name="T39">и в этом его достоинство перед предыдущим</text:span>.</text:p>
      <text:h text:style-name="P46" text:outline-level="2">Снятие защиты со страницы памяти </text:h>
      <text:p text:style-name="P8"><text:span text:style-name="T32">Следующий предложенный способ — установка бита </text:span><text:span text:style-name="T5">_</text:span><text:span text:style-name="T11">PAGE_BIT_RW</text:span><text:span text:style-name="T32"> в PTE-записи, описывающей интересующую нас страницу памяти <text:s/></text:span>(файл <text:span text:style-name="T3">rw_pte.c</text:span>):</text:p>
      <text:p text:style-name="P19">#include &lt;asm/pgtable_types.h&gt; </text:p>
      <text:p text:style-name="P19">#include &lt;asm/tlbflush.h&gt; </text:p>
      <text:p text:style-name="P19"/>
      <text:p text:style-name="P19">static inline void mem_setrw( void **table ) { </text:p>
      <text:p text:style-name="P19"><text:s text:c="3"/>unsigned int l; </text:p>
      <text:p text:style-name="P19"><text:s text:c="3"/>pte_t *pte = lookup_address( (long unsigned int)table, &amp;l ); </text:p>
      <text:p text:style-name="P19"><text:s text:c="3"/>pte-&gt;pte |= _PAGE_RW; </text:p>
      <text:p text:style-name="P19"><text:s text:c="3"/>__flush_tlb_one( (unsigned long)table ); </text:p>
      <text:p text:style-name="P19">} </text:p>
      <text:p text:style-name="P19"/>
      <text:p text:style-name="P19">static inline void mem_setro( void **table ) { </text:p>
      <text:p text:style-name="P19"><text:s text:c="3"/>unsigned int l; </text:p>
      <text:p text:style-name="P19"><text:s text:c="3"/>pte_t *pte = lookup_address( (long unsigned int)table, &amp;l ); </text:p>
      <text:p text:style-name="P19"><text:s text:c="3"/>pte-&gt;pte &amp;= ~_PAGE_RW; </text:p>
      <text:p text:style-name="P19"><text:s text:c="3"/>__flush_tlb_one( (unsigned long)table ); </text:p>
      <text:p text:style-name="P19">} </text:p>
      <text:p text:style-name="P19"/>
      <text:p text:style-name="Text_20_body"><text:span text:style-name="T33">По логике выполнения код абсолютно понятен. Сам код в виде </text:span><text:span text:style-name="T2">почти</text:span><text:span text:style-name="T33"> том, как он здесь показан, я впервые встречал в </text:span><text:a xlink:type="simple" xlink:href="http://habrahabr.ru/post/207122/"><text:span text:style-name="T33">обсуждении</text:span></text:a><text:span text:style-name="T33"> на Хабрахабр (</text:span>Alexey Derlaft, <text:span text:style-name="T34">2013г.)</text:span>, <text:span text:style-name="T35">а позже, гораздо обстоятельнее, в обсуждении на форуме </text:span><text:a xlink:type="simple" xlink:href="http://rus-linux.net/forum/viewtopic.php?f=18&amp;t=4346&amp;start=10#p13367"><text:span text:style-name="T35">модификация системных вызовов</text:span></text:a><text:span text:style-name="T35"> (</text:span>Max Filippov, <text:span text:style-name="T35">2015г.). <text:s text:c="3"/></text:span></text:p>
      <text:p text:style-name="P12">Этот код проверен и в 32 и в 64 бит архитектуре.</text:p>
      <text:h text:style-name="P47" text:outline-level="2"><text:soft-page-break/>Наложение отображения участка памяти </text:h>
      <text:p text:style-name="P14"><text:span text:style-name="T35">Ещё один способ (последний из рассматриваемых на сегодня) предложен в статье «</text:span><text:a xlink:type="simple" xlink:href="http://habrahabr.ru/post/207122/"><text:span text:style-name="T35">Кошерный способ модификации защищённых от записи областей ядра Linux</text:span></text:a><text:span text:style-name="T35">» (</text:span>Jiri Slaby, <text:span text:style-name="T35">конец 2013г.). Я не могу сказать ничего ни хорошего ни плохого о кулинарной пристрастиях автора его национальной кухне, но в отношении предложенного технического приёма должен отметить, что он оригинален и красив (файл </text:span><text:span text:style-name="T8">rw_map.c</text:span><text:span text:style-name="T27">):</text:span></text:p>
      <text:p text:style-name="P19">static void *map_writable( void *addr, size_t len ) { </text:p>
      <text:p text:style-name="P19"><text:s text:c="3"/>void *vaddr; </text:p>
      <text:p text:style-name="P19"><text:s text:c="3"/>int nr_pages = DIV_ROUND_UP( offset_in_page( addr ) + len, PAGE_SIZE ); </text:p>
      <text:p text:style-name="P19"><text:s text:c="3"/>struct page **pages = kmalloc( nr_pages * sizeof(*pages), GFP_KERNEL ); </text:p>
      <text:p text:style-name="P19"><text:s text:c="3"/>void *page_addr = (void*)( (unsigned long)addr &amp; PAGE_MASK ); </text:p>
      <text:p text:style-name="P19"><text:s text:c="3"/>int i; </text:p>
      <text:p text:style-name="P19"><text:s text:c="3"/>if( pages == NULL ) </text:p>
      <text:p text:style-name="P19"><text:s text:c="6"/>return NULL; </text:p>
      <text:p text:style-name="P19"><text:s text:c="3"/>for( i = 0; i &lt; nr_pages; i++ ) { </text:p>
      <text:p text:style-name="P19"><text:s text:c="6"/>if( __module_address( (unsigned long)page_addr ) == NULL ) { </text:p>
      <text:p text:style-name="P19"><text:s text:c="9"/>pages[ i ] = virt_to_page( page_addr ); </text:p>
      <text:p text:style-name="P19"><text:s text:c="9"/>WARN_ON( !PageReserved( pages[ i ] ) ); </text:p>
      <text:p text:style-name="P19"><text:s text:c="6"/>} else { </text:p>
      <text:p text:style-name="P19"><text:s text:c="9"/>pages[i] = vmalloc_to_page(page_addr); </text:p>
      <text:p text:style-name="P19"><text:s text:c="6"/>} </text:p>
      <text:p text:style-name="P19"><text:s text:c="6"/>if( pages[ i ] == NULL ) { </text:p>
      <text:p text:style-name="P19"><text:s text:c="9"/>kfree( pages ); </text:p>
      <text:p text:style-name="P19"><text:s text:c="9"/>return NULL; </text:p>
      <text:p text:style-name="P19"><text:s text:c="6"/>} </text:p>
      <text:p text:style-name="P19"><text:s text:c="6"/>page_addr += PAGE_SIZE; </text:p>
      <text:p text:style-name="P19"><text:s text:c="3"/>} </text:p>
      <text:p text:style-name="P19"><text:s text:c="3"/>vaddr = vmap( pages, nr_pages, VM_MAP, PAGE_KERNEL ); </text:p>
      <text:p text:style-name="P19"><text:s text:c="3"/>kfree( pages ); </text:p>
      <text:p text:style-name="P19"><text:s text:c="3"/>if( vaddr == NULL ) </text:p>
      <text:p text:style-name="P19"><text:s text:c="6"/>return NULL; </text:p>
      <text:p text:style-name="P19"><text:s text:c="3"/>return vaddr + offset_in_page( addr ); </text:p>
      <text:p text:style-name="P19">} </text:p>
      <text:p text:style-name="P19"/>
      <text:p text:style-name="P19">static void unmap_writable( void *addr ) { </text:p>
      <text:p text:style-name="P19"><text:s text:c="3"/>void *page_addr = (void*)( (unsigned long)addr &amp; PAGE_MASK ); </text:p>
      <text:p text:style-name="P19"><text:s text:c="3"/>vfree( page_addr ); </text:p>
      <text:p text:style-name="P19">} </text:p>
      <text:p text:style-name="P12">Этот способ работает и в 32 и в 64 бит архитектуре. В некоторый минус его можно отнести некоторую громоздкость для решения достаточно простой задачи («из пушки по воробьям»), при том, что, на первый взгляд, в нём не видно существенных преимуществ перед предыдущими <text:span text:style-name="T39">способами</text:span>. Но эта техника (и практически в неизменном виде <text:span text:style-name="T39">этот </text:span>код) может быть <text:span text:style-name="T39">с успехом </text:span>использована для более широкого круга задач, чем обсуждаемая.</text:p>
      <text:h text:style-name="P47" text:outline-level="2">Тест выполнения </text:h>
      <text:p text:style-name="P13">А теперь, чтобы не быть голословным, пришло время проверить всё <text:span text:style-name="T39">выше </text:span>сказанное натурным экспериментом. Для проверки создадим модуль ядра (файл <text:span text:style-name="T10">srw.c</text:span>):</text:p>
      <text:p text:style-name="P27">#include "rw_cr0.c" </text:p>
      <text:p text:style-name="P27"><text:soft-page-break/>#include "rw_pte.c" </text:p>
      <text:p text:style-name="P27">#include "rw_pax.c" </text:p>
      <text:p text:style-name="P27">#include "rw_map.c" </text:p>
      <text:p text:style-name="P27">#include "rw_pai.c" </text:p>
      <text:p text:style-name="P27"/>
      <text:p text:style-name="P27">#define PREFIX "! " </text:p>
      <text:p text:style-name="P27">#define LOG(...) printk( KERN_INFO PREFIX __VA_ARGS__ ) </text:p>
      <text:p text:style-name="P27">#define ERR(...) printk( KERN_ERR PREFIX __VA_ARGS__ ) </text:p>
      <text:p text:style-name="P27"/>
      <text:p text:style-name="P27">#define __NR_rw_test 31 <text:s text:c="27"/>// неиспользуемая позиция sys_call_table <text:s text:c="2"/></text:p>
      <text:p text:style-name="P27"/>
      <text:p text:style-name="P20">static int mode = 0; </text:p>
      <text:p text:style-name="P20">module_param( mode, uint, 0 ); </text:p>
      <text:p text:style-name="P20"/>
      <text:p text:style-name="P20">#define do_write( addr, val ) { <text:s text:c="8"/>\ </text:p>
      <text:p text:style-name="P20"><text:s text:c="3"/>LOG( "writing address %p\n", addr ); \ </text:p>
      <text:p text:style-name="P20"><text:s text:c="3"/>*addr = val; <text:s text:c="24"/>\ </text:p>
      <text:p text:style-name="P20">} </text:p>
      <text:p text:style-name="P20"/>
      <text:p text:style-name="P20">static bool write( void** addr, void* val ) { </text:p>
      <text:p text:style-name="P20"><text:s text:c="3"/>switch( mode ) { </text:p>
      <text:p text:style-name="P20"><text:s text:c="6"/>case 0: </text:p>
      <text:p text:style-name="P20"><text:s text:c="9"/>rw_enable(); </text:p>
      <text:p text:style-name="P20"><text:s text:c="9"/>do_write( addr, val ); </text:p>
      <text:p text:style-name="P20"><text:s text:c="9"/>rw_disable(); </text:p>
      <text:p text:style-name="P20"><text:s text:c="9"/>return true; </text:p>
      <text:p text:style-name="P20"><text:s text:c="6"/>case 1: </text:p>
      <text:p text:style-name="P20"><text:s text:c="9"/>native_pax_open_kernel(); </text:p>
      <text:p text:style-name="P20"><text:s text:c="9"/>do_write( addr, val ); </text:p>
      <text:p text:style-name="P20"><text:s text:c="9"/>native_pax_close_kernel(); </text:p>
      <text:p text:style-name="P20"><text:s text:c="9"/>return true; </text:p>
      <text:p text:style-name="P20"><text:s text:c="6"/>case 2: </text:p>
      <text:p text:style-name="P20"><text:s text:c="9"/>mem_setrw( addr ); </text:p>
      <text:p text:style-name="P20"><text:s text:c="9"/>do_write( addr, val ); </text:p>
      <text:p text:style-name="P20"><text:s text:c="9"/>mem_setro( addr ); </text:p>
      <text:p text:style-name="P20"><text:s text:c="9"/>return true; </text:p>
      <text:p text:style-name="P20"><text:s text:c="6"/>case 3: </text:p>
      <text:p text:style-name="P20"><text:s text:c="9"/>addr = map_writable( (void*)addr, sizeof( val ) ); </text:p>
      <text:p text:style-name="P20"><text:s text:c="9"/>if( NULL == addr ) { </text:p>
      <text:p text:style-name="P20"><text:s text:c="12"/>ERR( "wrong mapping\n" ); </text:p>
      <text:p text:style-name="P20"><text:s text:c="12"/>return false; </text:p>
      <text:p text:style-name="P20"><text:s text:c="9"/>} </text:p>
      <text:p text:style-name="P20"><text:s text:c="9"/>do_write( addr, val ); </text:p>
      <text:p text:style-name="P20"><text:s text:c="9"/>unmap_writable( addr ); </text:p>
      <text:p text:style-name="P20"><text:s text:c="9"/>return true; </text:p>
      <text:p text:style-name="P29"><text:s text:c="6"/>case 4: </text:p>
      <text:p text:style-name="P29"><text:s text:c="9"/>native_pai_open_kernel(); </text:p>
      <text:p text:style-name="P29"><text:s text:c="9"/>do_write( addr, val ); </text:p>
      <text:p text:style-name="P29"><text:s text:c="9"/>native_pai_close_kernel(); </text:p>
      <text:p text:style-name="P29"><text:s text:c="9"/>return true; </text:p>
      <text:p text:style-name="P20"><text:s text:c="6"/>default: </text:p>
      <text:p text:style-name="P20"><text:s text:c="9"/>ERR( "illegal mode %d\n", mode ); </text:p>
      <text:p text:style-name="P20"><text:s text:c="9"/>return false; </text:p>
      <text:p text:style-name="P20"><text:soft-page-break/><text:s text:c="3"/>} </text:p>
      <text:p text:style-name="P20">} </text:p>
      <text:p text:style-name="P20"/>
      <text:p text:style-name="P20">static int __init rw_init( void ) { </text:p>
      <text:p text:style-name="P20"><text:s text:c="3"/>void **taddr; <text:s text:c="33"/>// адрес sys_call_table </text:p>
      <text:p text:style-name="P20"><text:s text:c="3"/>asmlinkage long (*sys_ni_syscall) ( void ); <text:s text:c="3"/>// оригинальный вызов __NR_rw_test </text:p>
      <text:p text:style-name="P20"><text:s text:c="3"/>if( NULL == ( taddr = (void**)kallsyms_lookup_name( "sys_call_table" ) ) ) { </text:p>
      <text:p text:style-name="P20"><text:s text:c="6"/>ERR( "sys_call_table not found\n" ); return -EFAULT; </text:p>
      <text:p text:style-name="P20"><text:s text:c="3"/>} </text:p>
      <text:p text:style-name="P20"><text:s text:c="3"/>LOG( "sys_call_table address = %p\n", taddr ); </text:p>
      <text:p text:style-name="P20"><text:s text:c="3"/>sys_ni_syscall = (void*)taddr[ __NR_rw_test ]; // сохранить оригинал </text:p>
      <text:p text:style-name="P20"><text:s text:c="3"/>if( !write( taddr + __NR_rw_test, (void*)0x12345 ) ) return -EINVAL; </text:p>
      <text:p text:style-name="P20"><text:s text:c="3"/>LOG( "modified sys_call_table[%d] = %p\n", __NR_rw_test, taddr[ __NR_rw_test ] ); </text:p>
      <text:p text:style-name="P20"><text:s text:c="3"/>if( !write( taddr + __NR_rw_test, (void*)sys_ni_syscall ) ) return -EINVAL; </text:p>
      <text:p text:style-name="P20"><text:s text:c="3"/>LOG( "restored sys_call_table[%d] = %p\n", __NR_rw_test, taddr[ __NR_rw_test ] ); </text:p>
      <text:p text:style-name="P20"><text:s text:c="3"/>return -EPERM; </text:p>
      <text:p text:style-name="P20">} </text:p>
      <text:p text:style-name="P20"/>
      <text:p text:style-name="P20">module_init( rw_init ); </text:p>
      <text:p text:style-name="P28"/>
      <text:p text:style-name="P34">Некоторая тяжеловесность, громоздкость кода обусловлена только тем, что:</text:p>
      <text:list xml:id="list8074965606367541541" text:style-name="L3">
        <text:list-item>
          <text:p text:style-name="P35">В едином коде нужно было согласовать различные прототипы функций <text:span text:style-name="T39">разрешающих запись</text:span>, принадлежащих разным способам (по действию они одинаковы, но вызываются по-разному).</text:p>
        </text:list-item>
        <text:list-item>
          <text:p text:style-name="P35">Реализация для разн<text:span text:style-name="T39">ы</text:span>х способов <text:span text:style-name="T39">сохранялась </text:span>максимально приближенной тому, как она записана у <text:span text:style-name="T39">разных </text:span>автор<text:span text:style-name="T39">ов</text:span> (изменения вносились только для соответствия синтаксиса более свежим <text:span text:style-name="T39">версиям </text:span>ядрам). Этим <text:span text:style-name="T39">и </text:span>объясняется разнообразие прототипов функций.</text:p>
        </text:list-item>
      </text:list>
      <text:p text:style-name="P34"/>
      <text:p text:style-name="P15"><text:span text:style-name="T23">И </text:span><text:span text:style-name="T21">вот как </text:span><text:span text:style-name="T24">это выглядит только в одной из тестируемых архитектур </text:span><text:span text:style-name="T25">(реально тестировалось не менее 5-ти различных архитектур и версий ядра)</text:span><text:span text:style-name="T24">:</text:span></text:p>
      <text:p text:style-name="P31">$ uname -r </text:p>
      <text:p text:style-name="P25">3.16.0-48-generic </text:p>
      <text:p text:style-name="P32">$ uname -m </text:p>
      <text:p text:style-name="P25">x86_64 </text:p>
      <text:p text:style-name="P32">$ sudo insmod srw.ko mode=0 </text:p>
      <text:p text:style-name="P25">insmod: ERROR: could not insert module srw.ko: Operation not permitted </text:p>
      <text:p text:style-name="P32">$ dmesg | tail -n6 </text:p>
      <text:p text:style-name="P25">[ 7258.575977] ! detected 64-bit platform </text:p>
      <text:p text:style-name="P25">[ 7258.584504] ! sys_call_table address = ffffffff81801460 </text:p>
      <text:p text:style-name="P25">[ 7258.584579] ! writing address ffffffff81801558 </text:p>
      <text:p text:style-name="P25">[ 7258.584653] ! modified sys_call_table[31] = 0000000000012345 </text:p>
      <text:p text:style-name="P25">[ 7258.584654] ! writing address ffffffff81801558 </text:p>
      <text:p text:style-name="P25">[ 7258.584666] ! restored sys_call_table[31] = ffffffff812db550 </text:p>
      <text:p text:style-name="P32">$ sudo insmod srw.ko mode=2 </text:p>
      <text:p text:style-name="P25">insmod: ERROR: could not insert module srw.ko: Operation not permitted </text:p>
      <text:p text:style-name="P32">$ dmesg | tail -n6 </text:p>
      <text:p text:style-name="P25">[ 7282.625539] ! detected 64-bit platform </text:p>
      <text:p text:style-name="P25">[ 7282.633020] ! sys_call_table address = ffffffff81801460 </text:p>
      <text:p text:style-name="P25">[ 7282.633129] ! writing address ffffffff81801558 </text:p>
      <text:p text:style-name="P25">[ 7282.633178] ! modified sys_call_table[31] = 0000000000012345 </text:p>
      <text:p text:style-name="P25">[ 7282.633228] ! writing address ffffffff81801558 </text:p>
      <text:p text:style-name="P25"><text:soft-page-break/>[ 7282.633291] ! restored sys_call_table[31] = ffffffff812db550 </text:p>
      <text:p text:style-name="P32">$ sudo insmod srw.ko mode=3 </text:p>
      <text:p text:style-name="P25">insmod: ERROR: could not insert module srw.ko: Operation not permitted </text:p>
      <text:p text:style-name="P32">$ dmesg | tail -n6 </text:p>
      <text:p text:style-name="P25">[ 7297.040272] ! detected 64-bit platform </text:p>
      <text:p text:style-name="P25">[ 7297.059764] ! sys_call_table address = ffffffff81801460 </text:p>
      <text:p text:style-name="P25">[ 7297.065930] ! writing address ffffc900001e6558 </text:p>
      <text:p text:style-name="P25">[ 7297.066000] ! modified sys_call_table[31] = 0000000000012345 </text:p>
      <text:p text:style-name="P25">[ 7297.066035] ! writing address ffffc9000033d558 </text:p>
      <text:p text:style-name="P25">[ 7297.066073] ! restored sys_call_table[31] = ffffffff812db550 </text:p>
      <text:p text:style-name="P32">$ sudo insmod srw.ko mode=4 </text:p>
      <text:p text:style-name="P25">insmod: ERROR: could not insert module srw.ko: Operation not permitted </text:p>
      <text:p text:style-name="P32">$ dmesg | tail -n6 </text:p>
      <text:p text:style-name="P25">[ 7309.831119] ! detected 64-bit platform </text:p>
      <text:p text:style-name="P25">[ 7309.836299] ! sys_call_table address = ffffffff81801460 </text:p>
      <text:p text:style-name="P25">[ 7309.836311] ! writing address ffffffff81801558 </text:p>
      <text:p text:style-name="P25">[ 7309.836359] ! modified sys_call_table[31] = 0000000000012345 </text:p>
      <text:p text:style-name="P25">[ 7309.836368] ! writing address ffffffff81801558 </text:p>
      <text:p text:style-name="P25">[ 7309.836424] ! restored sys_call_table[31] = ffffffff812db550 </text:p>
      <text:h text:style-name="P48" text:outline-level="2">Обсуждение </text:h>
      <text:p text:style-name="P16">Данный обзор составлен не в качестве учебника или руководства к действию. Здесь только систематически собраны разные приёмы с эквивалентными, <text:span text:style-name="T39">по существу,</text:span> действиями, используемые разными авторами.</text:p>
      <text:p text:style-name="P16">Интересно было бы продолжить обсуждение относительно преимуществ и недостатков каждого из <text:span text:style-name="T39">перечисленных</text:span> способов. 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1cm" fo:margin-bottom="0.499cm" style:contextual-spacing="false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Программный_20_код" style:display-name="Программный код" style:family="paragraph" style:parent-style-name="Text_20_body" style:class="text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/>
      <style:text-properties style:font-name="Liberation Mono" fo:font-family="'Liberation Mono'" style:font-family-generic="modern" style:font-pitch="fixed" fo:font-size="8pt" fo:font-weight="normal" style:font-size-asian="8pt" style:font-weight-asian="bold" style:font-size-complex="8pt" style:font-weight-complex="bold"/>
    </style:style>
    <style:style style:name="Пример_20_команды" style:display-name="Пример команды" style:family="paragraph" style:parent-style-name="Программный_20_код" style:class="text">
      <style:text-properties fo:font-weight="bold"/>
    </style:style>
    <style:style style:name="Перечисление" style:family="paragraph" style:parent-style-name="Text_20_body" style:class="text">
      <style:paragraph-properties fo:margin-left="0cm" fo:margin-right="0cm" fo:margin-top="0.101cm" fo:margin-bottom="0.101cm" style:contextual-spacing="false" fo:text-align="start" style:justify-single-word="false" fo:text-indent="0cm" style:auto-text-indent="false"/>
    </style:style>
    <style:style style:name="Название_20_листинга" style:display-name="Название листинга" style:family="paragraph" style:parent-style-name="Программный_20_код" style:class="text">
      <style:paragraph-properties fo:margin-top="0cm" fo:margin-bottom="0.3cm" style:contextual-spacing="false"/>
      <style:text-properties fo:font-size="10pt" fo:font-style="italic" style:text-underline-style="solid" style:text-underline-width="auto" style:text-underline-color="font-color" fo:font-weight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1:48:55.095555594</meta:creation-date>
    <meta:generator>LibreOffice/4.2.8.2$Linux_x86 LibreOffice_project/420m0$Build-2</meta:generator>
    <dc:date>2015-10-20T14:09:58.056138457</dc:date>
    <meta:editing-duration>P2DT14H20M14S</meta:editing-duration>
    <meta:editing-cycles>55</meta:editing-cycles>
    <meta:document-statistic meta:table-count="0" meta:image-count="0" meta:object-count="0" meta:page-count="8" meta:paragraph-count="281" meta:word-count="2072" meta:character-count="15506" meta:non-whitespace-character-count="12592"/>
  </office:meta>
</office:document-meta>
</file>